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a3d" officeooo:paragraph-rsid="00034a3d"/>
    </style:style>
    <style:style style:name="P2" style:family="paragraph" style:parent-style-name="Standard">
      <style:text-properties style:text-underline-style="solid" style:text-underline-width="auto" style:text-underline-color="font-color" officeooo:rsid="00034a3d" officeooo:paragraph-rsid="00034a3d"/>
    </style:style>
    <style:style style:name="T1" style:family="text">
      <style:text-properties officeooo:rsid="0003be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g In Activity</text:p>
      <text:p text:style-name="P1"/>
      <text:p text:style-name="P1">servicio: /validateUser</text:p>
      <text:p text:style-name="P1">cliente manda: username, password(md5)</text:p>
      <text:p text:style-name="P1"/>
      <text:p text:style-name="P2">Sig In Activity</text:p>
      <text:p text:style-name="P1"/>
      <text:p text:style-name="P1">servicio: /createUser</text:p>
      <text:p text:style-name="P1">cliente manda: username, password(md5)</text:p>
      <text:p text:style-name="P1"/>
      <text:p text:style-name="P2">Configuration Activity</text:p>
      <text:p text:style-name="P1"/>
      <text:p text:style-name="P1">servicio: /setConfig</text:p>
      <text:p text:style-name="P1">cliente manda: status, foto(png qe yo valido tamanio)</text:p>
      <text:p text:style-name="P1"/>
      <text:p text:style-name="P2">Chats Activity</text:p>
      <text:p text:style-name="P1"/>
      <text:p text:style-name="P1">servicio: /somethingForMe (mensajes nuevos para este usuario)</text:p>
      <text:p text:style-name="P1">cliente manda: un json vacio podria ser (lo manda bastante frecuente) </text:p>
      <text:p text:style-name="P1"/>
      <text:p text:style-name="P1">servicio: /currentChats</text:p>
      <text:p text:style-name="P1">cliente manda: json vacio</text:p>
      <text:p text:style-name="P1"/>
      <text:p text:style-name="P1">servicio: /users (le manda todos los users del sistema ?)</text:p>
      <text:p text:style-name="P1">cliente manda: json vacio <text:span text:style-name="T1">(lo manda con una frecuencia dada o cuando el user va a la activity donde se muestran todos los users)</text:span></text:p>
      <text:p text:style-name="P1"/>
      <text:p text:style-name="P2">Chat Activity</text:p>
      <text:p text:style-name="P1"/>
      <text:p text:style-name="P1">servicio: /<text:span text:style-name="T1">sendMessage</text:span></text:p>
      <text:p text:style-name="P1">cliente manda: <text:span text:style-name="T1">user_id, user_id_to, message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3:33:52.847615360</meta:creation-date>
    <dc:date>2015-04-12T23:57:26.880865904</dc:date>
    <meta:editing-duration>PT7M33S</meta:editing-duration>
    <meta:editing-cycles>1</meta:editing-cycles>
    <meta:document-statistic meta:table-count="0" meta:image-count="0" meta:object-count="0" meta:page-count="1" meta:paragraph-count="19" meta:word-count="99" meta:character-count="701" meta:non-whitespace-character-count="620"/>
    <meta:generator>LibreOffice/4.2.7.2$Linux_X86_64 LibreOffice_project/420m0$Build-2</meta:generator>
  </office:meta>
</office:document-meta>
</file>